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770000009EAB57E23F.png" manifest:media-type="image/png"/>
  <manifest:file-entry manifest:full-path="Pictures/10000201000000960000005C6B89F1A2.png" manifest:media-type="image/png"/>
  <manifest:file-entry manifest:full-path="Pictures/10000201000000D900000085FD96C18A.png" manifest:media-type="image/png"/>
  <manifest:file-entry manifest:full-path="Pictures/10000201000001660000009E05AB275D.png" manifest:media-type="image/png"/>
  <manifest:file-entry manifest:full-path="Pictures/10000201000000D900000085A31DD878.png" manifest:media-type="image/png"/>
  <manifest:file-entry manifest:full-path="Pictures/10000201000001660000009E0B956FF9.png" manifest:media-type="image/png"/>
  <manifest:file-entry manifest:full-path="Pictures/10000201000000F200000085F43B5418.png" manifest:media-type="image/png"/>
  <manifest:file-entry manifest:full-path="Pictures/10000201000000F200000085B2D3717A.png" manifest:media-type="image/png"/>
  <manifest:file-entry manifest:full-path="Pictures/10000201000001770000009E1DBDAF78.png" manifest:media-type="image/png"/>
  <manifest:file-entry manifest:full-path="Pictures/1000020100000156000000643DB19F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999999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OOoLatexArgs="11§display§(DG\phi)_{i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OOoLatexArgs="11§display§u^\mathrm{MAC}_{i+\frac{1}{2}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OOoLatexArgs="11§display§u^\mathrm{MAC}_{i-\frac{1}{2}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11§display§v^\mathrm{MAC}_{i,j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11§display§v^\mathrm{MAC}_{i,j+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11§display§\phi_{i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11§display§(G\phi)^{(x)}_{i-\frac{1}{2}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11§display§(G\phi)^{(x)}_{i+\frac{1}{2},j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11§display§(G\phi)^{(y)}_{i,j+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11§display§(G\phi)^{(y)}_{i,j-\frac{1}{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81cm" svg:y1="2.54cm" svg:x2="3.81cm" svg:y2="10.16cm">
          <text:p/>
        </draw:line>
        <draw:line draw:style-name="gr1" draw:text-style-name="P1" draw:layer="layout" svg:x1="6.35cm" svg:y1="2.54cm" svg:x2="6.35cm" svg:y2="10.16cm">
          <text:p/>
        </draw:line>
        <draw:line draw:style-name="gr1" draw:text-style-name="P1" draw:layer="layout" svg:x1="1.27cm" svg:y1="5.08cm" svg:x2="8.89cm" svg:y2="5.08cm">
          <text:p/>
        </draw:line>
        <draw:line draw:style-name="gr1" draw:text-style-name="P1" draw:layer="layout" svg:x1="1.27cm" svg:y1="7.62cm" svg:x2="8.89cm" svg:y2="7.62cm">
          <text:p/>
        </draw:line>
        <draw:custom-shape draw:style-name="gr2" draw:text-style-name="P1" draw:layer="layout" svg:width="0.127cm" svg:height="0.127cm" svg:x="5.02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6.29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3.75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5.029cm" svg:y="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5.029cm" svg:y="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7cm" svg:y1="2.54cm" svg:x2="12.7cm" svg:y2="10.16cm">
          <text:p/>
        </draw:line>
        <draw:line draw:style-name="gr1" draw:text-style-name="P1" draw:layer="layout" svg:x1="15.24cm" svg:y1="2.54cm" svg:x2="15.24cm" svg:y2="10.16cm">
          <text:p/>
        </draw:line>
        <draw:line draw:style-name="gr1" draw:text-style-name="P1" draw:layer="layout" svg:x1="10.16cm" svg:y1="5.08cm" svg:x2="17.78cm" svg:y2="5.08cm">
          <text:p/>
        </draw:line>
        <draw:line draw:style-name="gr1" draw:text-style-name="P1" draw:layer="layout" svg:x1="10.16cm" svg:y1="7.62cm" svg:x2="17.78cm" svg:y2="7.62cm">
          <text:p/>
        </draw:line>
        <draw:custom-shape draw:style-name="gr2" draw:text-style-name="P1" draw:layer="layout" svg:width="0.127cm" svg:height="0.127cm" svg:x="13.91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5.18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2.649cm" svg:y="6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3.919cm" svg:y="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3.919cm" svg:y="7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591cm" svg:height="0.464cm" svg:x="13.367cm" svg:y="6.475cm">
          <draw:image xlink:href="Pictures/1000020100000156000000643DB19F21.png" xlink:type="simple" xlink:show="embed" xlink:actuate="onLoad">
            <text:p/>
          </draw:image>
        </draw:frame>
        <draw:frame draw:style-name="gr4" draw:text-style-name="P1" draw:layer="layout" svg:width="1.125cm" svg:height="0.618cm" svg:x="6.478cm" svg:y="6.105cm">
          <draw:image xlink:href="Pictures/10000201000000F200000085B2D3717A.png" xlink:type="simple" xlink:show="embed" xlink:actuate="onLoad">
            <text:p/>
          </draw:image>
        </draw:frame>
        <draw:frame draw:style-name="gr5" draw:text-style-name="P1" draw:layer="layout" svg:width="1.125cm" svg:height="0.618cm" svg:x="2.667cm" svg:y="6.096cm">
          <draw:image xlink:href="Pictures/10000201000000F200000085F43B5418.png" xlink:type="simple" xlink:show="embed" xlink:actuate="onLoad">
            <text:p/>
          </draw:image>
        </draw:frame>
        <draw:frame draw:style-name="gr6" draw:text-style-name="P1" draw:layer="layout" svg:width="1.009cm" svg:height="0.618cm" svg:x="4.867cm" svg:y="7.797cm">
          <draw:image xlink:href="Pictures/10000201000000D900000085A31DD878.png" xlink:type="simple" xlink:show="embed" xlink:actuate="onLoad">
            <text:p/>
          </draw:image>
        </draw:frame>
        <draw:frame draw:style-name="gr7" draw:text-style-name="P1" draw:layer="layout" svg:width="1.009cm" svg:height="0.618cm" svg:x="4.875cm" svg:y="4.332cm">
          <draw:image xlink:href="Pictures/10000201000000D900000085FD96C18A.png" xlink:type="simple" xlink:show="embed" xlink:actuate="onLoad">
            <text:p/>
          </draw:image>
        </draw:frame>
        <draw:frame draw:style-name="gr8" draw:text-style-name="P1" draw:layer="layout" svg:width="0.697cm" svg:height="0.427cm" svg:x="5.077cm" svg:y="6.375cm">
          <draw:image xlink:href="Pictures/10000201000000960000005C6B89F1A2.png" xlink:type="simple" xlink:show="embed" xlink:actuate="onLoad">
            <text:p/>
          </draw:image>
        </draw:frame>
        <draw:frame draw:style-name="gr9" draw:text-style-name="P1" draw:layer="layout" svg:width="1.745cm" svg:height="0.734cm" svg:x="10.957cm" svg:y="6.096cm">
          <draw:image xlink:href="Pictures/10000201000001770000009E1DBDAF78.png" xlink:type="simple" xlink:show="embed" xlink:actuate="onLoad">
            <text:p/>
          </draw:image>
        </draw:frame>
        <draw:frame draw:style-name="gr10" draw:text-style-name="P1" draw:layer="layout" svg:width="1.745cm" svg:height="0.734cm" svg:x="15.368cm" svg:y="6.105cm">
          <draw:image xlink:href="Pictures/10000201000001770000009EAB57E23F.png" xlink:type="simple" xlink:show="embed" xlink:actuate="onLoad">
            <text:p/>
          </draw:image>
        </draw:frame>
        <draw:frame draw:style-name="gr11" draw:text-style-name="P1" draw:layer="layout" svg:width="1.665cm" svg:height="0.734cm" svg:x="13.465cm" svg:y="4.332cm">
          <draw:image xlink:href="Pictures/10000201000001660000009E05AB275D.png" xlink:type="simple" xlink:show="embed" xlink:actuate="onLoad">
            <text:p/>
          </draw:image>
        </draw:frame>
        <draw:frame draw:style-name="gr12" draw:text-style-name="P1" draw:layer="layout" svg:width="1.665cm" svg:height="0.734cm" svg:x="13.457cm" svg:y="7.697cm">
          <draw:image xlink:href="Pictures/10000201000001660000009E0B956FF9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Zingale</meta:initial-creator>
    <meta:creation-date>2012-07-23T15:54:30</meta:creation-date>
    <dc:date>2012-07-23T16:24:34</dc:date>
    <dc:creator>Michael Zingale</dc:creator>
    <meta:editing-duration>PT14M9S</meta:editing-duration>
    <meta:editing-cycles>2</meta:editing-cycles>
    <meta:generator>LibreOffice/3.5$Linux_X86_64 LibreOffice_project/350m1$Build-3</meta:gener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